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style:font-name-complex="Arial2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style:font-size-asian="12pt" style:font-name-complex="Arial2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style:font-size-asian="12pt" style:font-name-complex="Arial2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4pt" fo:font-weight="bold" style:font-size-asian="14pt" style:font-weight-asian="bold" style:font-name-complex="Arial2" style:font-size-complex="14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4pt" fo:font-weight="bold" style:font-size-asian="14pt" style:font-weight-asian="bold" style:font-name-complex="Arial2" style:font-size-complex="12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4pt" style:font-size-asian="14pt" style:font-name-complex="Arial2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</style:style>
    <style:style style:name="P13" style:family="paragraph" style:parent-style-name="Text_20_body">
      <style:paragraph-properties fo:margin-top="0cm" fo:margin-bottom="0cm" loext:contextual-spacing="false" fo:line-height="11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1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17" style:family="paragraph" style:parent-style-name="Heading_20_1" style:master-page-name="Standard">
      <style:paragraph-properties fo:text-align="center" style:justify-single-word="false" style:page-number="auto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style:text-blinking="false" fo:background-color="transparent"/>
    </style:style>
    <style:style style:name="T1" style:family="text">
      <style:text-properties fo:color="#00000a" style:font-name="Arial" style:font-name-complex="Arial2"/>
    </style:style>
    <style:style style:name="T2" style:family="text">
      <style:text-properties style:font-name="Arial" fo:font-size="12pt" style:font-size-asian="12pt" style:font-name-complex="Arial2"/>
    </style:style>
    <style:style style:name="T3" style:family="text">
      <style:text-properties style:font-name="Arial" fo:font-size="12pt" style:font-size-asian="12pt" style:font-name-complex="Arial2" style:font-size-complex="12pt"/>
    </style:style>
    <style:style style:name="T4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" fo:font-size="12pt" fo:language="en" fo:country="US" style:font-size-asian="12pt" style:font-name-complex="Arial2" style:font-size-complex="12pt"/>
    </style:style>
    <style:style style:name="T6" style:family="text">
      <style:text-properties style:font-name="Arial" fo:font-size="14pt" fo:font-weight="bold" style:font-size-asian="14pt" style:font-weight-asian="bold" style:font-name-complex="Arial2" style:font-size-complex="14pt"/>
    </style:style>
    <style:style style:name="T7" style:family="text">
      <style:text-properties style:font-name="Arial" fo:font-size="14pt" fo:font-weight="bold" style:font-size-asian="14pt" style:font-weight-asian="bold" style:font-name-complex="Arial2" style:font-size-complex="12pt"/>
    </style:style>
    <style:style style:name="T8" style:family="text">
      <style:text-properties fo:color="#000000" style:font-name="Arial" fo:font-size="12pt" style:font-size-asian="12pt" style:font-name-complex="Arial2" style:font-size-complex="9.5pt"/>
    </style:style>
    <style:style style:name="T9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 text:name="docs-internal-guid-d36b5400-0368-faac-9043-fabd70bb6952"/><text:span text:style-name="T1">Pontifícia Universidade Católica de Campinas</text:span></text:h>
      <text:p text:style-name="Text_20_body"><text:line-break/></text:p>
      <text:p text:style-name="P12"><text:span text:style-name="T9">Raissa Furlan Davinha </text:span><text:span text:style-name="T10">        </text:span><text:span text:style-name="T9">RA: 15032006</text:span></text:p>
      <text:p text:style-name="P12"><text:span text:style-name="T9">José Carlos Clausen Neto </text:span><text:span text:style-name="T10">    </text:span><text:span text:style-name="T9">RA: 15055825</text:span></text:p>
      <text:p text:style-name="P12"><text:span text:style-name="T9">Luiz Felipe Zerbetto Masson </text:span><text:span text:style-name="T10">    </text:span><text:span text:style-name="T9">RA: 15166804</text:span></text:p>
      <text:p text:style-name="P12"><text:span text:style-name="T9">Janaina Sanches </text:span><text:span text:style-name="T10">            </text:span><text:span text:style-name="T9">RA: 07270085</text:span></text:p>
      <text:p text:style-name="P12"><text:span text:style-name="T9">Yessica Melaine P. Castillo </text:span><text:span text:style-name="T10">    </text:span><text:span text:style-name="T9">RA: 13054895</text:span></text:p>
      <text:p text:style-name="P12"><text:span text:style-name="T9">Danilo Luís Lopes Raymundo Paixão </text:span><text:span text:style-name="T10">    </text:span><text:span text:style-name="T9">RA: 15051659</text:span></text:p>
      <text:p text:style-name="Text_20_body"><text:line-break/><text:line-break/><text:line-break/><text:line-break/><text:line-break/><text:line-break/><text:line-break/><text:line-break/><text:line-break/><text:line-break/></text:p>
      <text:p text:style-name="P13">MÓDULO DE CRIPTOGRAFIA KERNEL LINUX</text:p>
      <text:p text:style-name="P15">Projeto Sistemas Operacionais B</text:p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6">Campinas</text:p>
      <text:p text:style-name="P16">2017</text:p>
      <text:p text:style-name="Text_20_body"><text:soft-page-break/></text:p>
      <text:p text:style-name="P14">INTRODUÇÃO</text:p>
      <text:p text:style-name="P15">O objetivo do experimento é a familiarização com a implementação de um módulo do Kernel fazendo uso de uma API criptográfica, já incluso no kernel desde a versão 2.5.4. O módulo, acompanhado de um programa em nível usuário, é capaz de cifrar, decifrar e calcular resumo criptográfico de dados que são fornecidos pelo usuário.</text:p>
      <text:p text:style-name="Text_20_body"/>
      <text:p text:style-name="P14">DESENVOLVIMENTO</text:p>
      <text:p text:style-name="Text_20_body"/>
      <text:p text:style-name="P15">O primeiro passo foi buscar a compreensão do uso da API de criptografia, como usar e como funciona. O modelo para o módulo foi tirado do projeto anterior, onde quando iniciado, o mesmo recebe uma string como parâmetro, que no projeto atual, será usado como chave para criptografar os dados.</text:p>
      <text:p text:style-name="P15">Primeiramente,  deve-se saber que o objetivo da  criptografia é garantir que os intervenientes na troca de informação tenham garantias de que os requisitos de segurança foram satisfeitos. Também deve-se saber a definição de uma cifra que é um algoritmo criptográfico que faz as transformações entre o texto limpo e o criptograma. Além disso, reconhecer que a chave é quem controla o comportamento do funcionamento interno quando é de conhecimento geral.</text:p>
      <text:p text:style-name="P15">As funções de hash criptográficas (também chamadas funções de hash one-way, message digests, impressões digitais, etc.) transformam um input de tamanho variável num output de tamanho (menor) fixo. Para garantir integridade interessa extrair uma impressão digital não invertível de uma mensagem: obter um valor que identifique o conteúdo essa mensagem. Como as funções de hash não são injetivas, a identificação não pode ser unívoca: várias mensagens serão mapeadas no mesmo valor de hash. </text:p>
      <text:p text:style-name="P15">Na realidade obtém-se uma identificação probabilística: é provável que o valor de hash tenha sido originado por aquela mensagem. Isto consegue-se utilizando as funções de hash ditas “livres de colisões” em que, além de não haver uma relação visível entre input e output: quando é muito difícil encontrar duas mensagens que originem o mesmo valor de hash considera-se fortemente livre de colisões; . quando um valor de hash e a mensagem que o originou, seja muito difícil arranjar outra mensagem que origine o mesmo valor de hash considera-se fracamente livre de colisões. As funções de hash deste tipo podem ser tornadas públicas. A sua segurança está na baixa probabilidade de encontrar duas mensagens com o mesmo valor de hash.</text:p>
      <text:p text:style-name="P15"><text:soft-page-break/>O SHA foi desenvolvido pelas agências governamentais americanas NIST e NSA  para incluir no standard de assinaturas digitais DSS.</text:p>
      <text:p text:style-name="P14">Referências</text:p>
      <text:p text:style-name="Text_20_body"/>
      <text:p text:style-name="P15">The Linux Kernel Module Programming Guide. Capítulo 2.6, Passing Command Line Arguments to a Module. Disponível em: &lt;http://www.tldp.org/LDP/lkmpg/2.6/html/x323.html&gt;. Acesso em: 10 de Setembro de 2017.</text:p>
      <text:p text:style-name="Text_20_body"/>
      <text:p text:style-name="P15">UBUNTU Kernel Crypto API Cryptographic Module. Version 1.0. Disponível em: &lt;https://csrc.nist.gov/csrc/media/projects/cryptographic-module-validation-program/documents/security-policies/140sp2962.pdf&gt;. Acesso em: 20 de Setembro de 2017.</text:p>
      <text:p text:style-name="Text_20_body"/>
      <text:p text:style-name="P12"><text:span text:style-name="T9">Linux Documentation Crypto API.FreeEletrons. Dsiponível em: &lt;</text:span><text:span text:style-name="T10"> </text:span><text:span text:style-name="T9">http://elixir.free-electrons.com/linux/latest/source/Documentation/crypto/api-intro.txt&gt;. Acesso em: 28 de setembro de 2017.</text:span></text:p>
      <text:p text:style-name="Text_20_body"/>
      <text:p text:style-name="P15">Crypto API (Linux). Disponível em:</text:p>
      <text:p text:style-name="P15">&lt;https://en.wikipedia.org/wiki/Crypto_API_(Linux)&gt; Acesso em: 01 de Outubro de 2017.</text:p>
      <text:p text:style-name="Text_20_body"/>
      <text:p text:style-name="P15">How to use CryptoAPI in the Linux Kernel 2.6. Disponível em: &lt;https://stackoverflow.com/questions/3869028/how-to-use-cryptoapi-in-the-linux-kernel-2-6&gt;. Acesso em: 04 de Outubro de 2017.</text:p>
      <text:p text:style-name="Text_20_body"/>
      <text:p text:style-name="P15">Criptografia Módulo I – Terminologia  Disponível em: </text:p>
      <text:p text:style-name="P15">&lt;http://twiki.di.uminho.pt/twiki/pub/Education/Criptografia/CriptografiaBiomedica0607/Cripto-Mod1.pdf&gt; Acesso em: 09 de Outubro de 2017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282cm" loext:contextual-spacing="false"/>
      <style:text-properties fo:color="#5a5a5a" fo:letter-spacing="0.026cm" style:font-name-asian="F" style:font-family-generic-asian="system" style:font-pitch-asian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26cm" style:font-name-asian="F" style:font-family-generic-asian="system" style:font-pitch-asian="variable"/>
    </style:style>
    <style:style style:name="Mention" style:family="text" style:parent-style-name="Default_20_Paragraph_20_Font">
      <style:text-properties fo:color="#2b579a" fo:background-color="#e6e6e6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filename" style:family="text" style:parent-style-name="Default_20_Paragraph_20_Font"/>
    <style:style style:name="foreignphrase" style:family="text" style:parent-style-name="Default_20_Paragraph_20_Font"/>
    <style:style style:name="Emphasis1" style:family="text" style:parent-style-name="Default_20_Paragraph_20_Font"/>
    <style:style style:name="apple-tab-span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852cm" fo:margin-left="2.48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852cm" fo:margin-left="2.4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ssa Davinha</meta:initial-creator>
    <meta:editing-cycles>20</meta:editing-cycles>
    <meta:creation-date>2017-08-16T23:50:00</meta:creation-date>
    <dc:date>2017-10-09T20:16:03.742022114</dc:date>
    <meta:editing-duration>PT6H27M45S</meta:editing-duration>
    <meta:generator>LibreOffice/5.1.6.2$Linux_x86 LibreOffice_project/10m0$Build-2</meta:generator>
    <meta:document-statistic meta:table-count="0" meta:image-count="0" meta:object-count="0" meta:page-count="3" meta:paragraph-count="32" meta:word-count="542" meta:character-count="3978" meta:non-whitespace-character-count="33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